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5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5-03-1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4-12-0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4-09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4-06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4-01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3-03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2-10-1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2-09-1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2-01-0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1-10-1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1-07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1-04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1-02-0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52530909091" calcext:value-type="float">
            <text:p>82.48525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43282580645" calcext:value-type="float">
            <text:p>82.4643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57912" calcext:value-type="float">
            <text:p>83.8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73936774193" calcext:value-type="float">
            <text:p>84.3273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6868" calcext:value-type="float">
            <text:p>83.9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8116129032" calcext:value-type="float">
            <text:p>82.95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60010434783" calcext:value-type="float">
            <text:p>80.946001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0471" calcext:value-type="float">
            <text:p>80.730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79421935484" calcext:value-type="float">
            <text:p>83.0379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6299354839" calcext:value-type="float">
            <text:p>83.3786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684" calcext:value-type="float">
            <text:p>82.6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86381935484" calcext:value-type="float">
            <text:p>81.748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6844" calcext:value-type="float">
            <text:p>80.6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92944516129" calcext:value-type="float">
            <text:p>79.969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07962580645" calcext:value-type="float">
            <text:p>79.3507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7088" calcext:value-type="float">
            <text:p>78.54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30921290323" calcext:value-type="float">
            <text:p>77.613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3885714286" calcext:value-type="float">
            <text:p>77.458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3106666667" calcext:value-type="float">
            <text:p>78.5163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75465806452" calcext:value-type="float">
            <text:p>80.7575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3176" calcext:value-type="float">
            <text:p>82.0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8974193548" calcext:value-type="float">
            <text:p>81.6718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5384" calcext:value-type="float">
            <text:p>81.6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85643870968" calcext:value-type="float">
            <text:p>80.838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81661935484" calcext:value-type="float">
            <text:p>80.2581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77576" calcext:value-type="float">
            <text:p>79.79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03150967742" calcext:value-type="float">
            <text:p>78.1803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8328" calcext:value-type="float">
            <text:p>76.9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20418064516" calcext:value-type="float">
            <text:p>76.092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61406451613" calcext:value-type="float">
            <text:p>77.276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9979354839" calcext:value-type="float">
            <text:p>79.464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42976" calcext:value-type="float">
            <text:p>80.05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9922580645" calcext:value-type="float">
            <text:p>79.394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87424" calcext:value-type="float">
            <text:p>80.1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57883870968" calcext:value-type="float">
            <text:p>80.725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1530322581" calcext:value-type="float">
            <text:p>80.927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4664" calcext:value-type="float">
            <text:p>80.74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5496774194" calcext:value-type="float">
            <text:p>79.860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7188" calcext:value-type="float">
            <text:p>80.528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9429677419" calcext:value-type="float">
            <text:p>79.860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9026206897" calcext:value-type="float">
            <text:p>79.90090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1894193548" calcext:value-type="float">
            <text:p>80.960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6492903226" calcext:value-type="float">
            <text:p>82.058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83368" calcext:value-type="float">
            <text:p>82.29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81571612903" calcext:value-type="float">
            <text:p>82.3981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6088" calcext:value-type="float">
            <text:p>83.2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0696774193" calcext:value-type="float">
            <text:p>84.4020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45321290323" calcext:value-type="float">
            <text:p>85.3245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364" calcext:value-type="float">
            <text:p>84.31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72335483871" calcext:value-type="float">
            <text:p>81.22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0140689655" calcext:value-type="float">
            <text:p>80.8320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5016774194" calcext:value-type="float">
            <text:p>81.000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69597142857" calcext:value-type="float">
            <text:p>82.1369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062" calcext:value-type="float">
            <text:p>82.411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64628571429" calcext:value-type="float">
            <text:p>84.366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27144" calcext:value-type="float">
            <text:p>82.9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13476129032" calcext:value-type="float">
            <text:p>83.811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99562580645" calcext:value-type="float">
            <text:p>84.0599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70256" calcext:value-type="float">
            <text:p>85.11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3290322581" calcext:value-type="float">
            <text:p>83.85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6784" calcext:value-type="float">
            <text:p>82.7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2043870968" calcext:value-type="float">
            <text:p>82.9112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42794285714" calcext:value-type="float">
            <text:p>83.3342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30123076923" calcext:value-type="float">
            <text:p>83.3030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52931612903" calcext:value-type="float">
            <text:p>83.1052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3864" calcext:value-type="float">
            <text:p>82.2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6577" calcext:value-type="float">
            <text:p>84.626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2276" calcext:value-type="float">
            <text:p>91.36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5972" calcext:value-type="float">
            <text:p>87.4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5104" calcext:value-type="float">
            <text:p>87.0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2124" calcext:value-type="float">
            <text:p>88.6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8708" calcext:value-type="float">
            <text:p>87.1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6252" calcext:value-type="float">
            <text:p>85.8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94224" calcext:value-type="float">
            <text:p>89.4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2925714286" calcext:value-type="float">
            <text:p>88.8822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865" calcext:value-type="float">
            <text:p>88.2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23904" calcext:value-type="float">
            <text:p>88.7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2904" calcext:value-type="float">
            <text:p>88.5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6748" calcext:value-type="float">
            <text:p>90.5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2544" calcext:value-type="float">
            <text:p>90.73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6528" calcext:value-type="float">
            <text:p>90.0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2128" calcext:value-type="float">
            <text:p>89.1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8868" calcext:value-type="float">
            <text:p>88.4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292" calcext:value-type="float">
            <text:p>87.93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1426" calcext:value-type="float">
            <text:p>88.37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0272" calcext:value-type="float">
            <text:p>88.7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29451428571" calcext:value-type="float">
            <text:p>88.4429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7992" calcext:value-type="float">
            <text:p>87.0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97588571429" calcext:value-type="float">
            <text:p>84.8297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188" calcext:value-type="float">
            <text:p>86.34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2116" calcext:value-type="float">
            <text:p>86.2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2521" calcext:value-type="float">
            <text:p>85.702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4068" calcext:value-type="float">
            <text:p>84.3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0232" calcext:value-type="float">
            <text:p>85.9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6914285714" calcext:value-type="float">
            <text:p>86.630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21154285714" calcext:value-type="float">
            <text:p>85.8321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5165714286" calcext:value-type="float">
            <text:p>85.3405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5096" calcext:value-type="float">
            <text:p>84.7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5896" calcext:value-type="float">
            <text:p>84.7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741" calcext:value-type="float">
            <text:p>84.414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7697" calcext:value-type="float">
            <text:p>85.967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7832" calcext:value-type="float">
            <text:p>84.5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7132" calcext:value-type="float">
            <text:p>85.2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6953" calcext:value-type="float">
            <text:p>84.586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3664" calcext:value-type="float">
            <text:p>84.4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51897142857" calcext:value-type="float">
            <text:p>83.2151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2496" calcext:value-type="float">
            <text:p>82.9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6516" calcext:value-type="float">
            <text:p>83.3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4488" calcext:value-type="float">
            <text:p>82.6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5388" calcext:value-type="float">
            <text:p>83.4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6434285714" calcext:value-type="float">
            <text:p>81.6746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70274285714" calcext:value-type="float">
            <text:p>84.7470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85232" calcext:value-type="float">
            <text:p>84.3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8274285714" calcext:value-type="float">
            <text:p>85.0518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7376" calcext:value-type="float">
            <text:p>83.9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814" calcext:value-type="float">
            <text:p>81.63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61851428572" calcext:value-type="float">
            <text:p>80.07618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2285714286" calcext:value-type="float">
            <text:p>79.988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284" calcext:value-type="float">
            <text:p>81.01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94822857143" calcext:value-type="float">
            <text:p>81.4194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092" calcext:value-type="float">
            <text:p>81.38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644" calcext:value-type="float">
            <text:p>82.24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206" calcext:value-type="float">
            <text:p>83.94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11588571429" calcext:value-type="float">
            <text:p>84.6011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2392" calcext:value-type="float">
            <text:p>84.1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0727" calcext:value-type="float">
            <text:p>79.730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9668571429" calcext:value-type="float">
            <text:p>81.1599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2492" calcext:value-type="float">
            <text:p>78.6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39862857143" calcext:value-type="float">
            <text:p>78.5939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00514285714" calcext:value-type="float">
            <text:p>77.700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24114285714" calcext:value-type="float">
            <text:p>77.532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604" calcext:value-type="float">
            <text:p>78.49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8556" calcext:value-type="float">
            <text:p>80.6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83312" calcext:value-type="float">
            <text:p>81.2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8430920844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0" meta:object-count="0"/>
    <meta:user-defined meta:name="AppVersion">3.0</meta:user-defined>
  </office:meta>
</office:document-meta>
</file>